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a77" officeooo:paragraph-rsid="00020a77"/>
    </style:style>
    <style:style style:name="P2" style:family="paragraph" style:parent-style-name="Standard">
      <style:text-properties fo:font-weight="bold" officeooo:rsid="00020a77" officeooo:paragraph-rsid="00020a7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bab2"/>
    </style:style>
    <style:style style:name="T3" style:family="text">
      <style:text-properties officeooo:rsid="0005a5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bsystems</text:p>
      <text:p text:style-name="P1">CYCLOTRON</text:p>
      <text:p text:style-name="P1">VOIE_DE_FAISCEAU</text:p>
      <text:p text:style-name="P1">SALLE_RD_<text:span text:style-name="T3">M4</text:span></text:p>
      <text:p text:style-name="P1">SALLE_CLINIQUE</text:p>
      <text:p text:style-name="P1"/>
      <text:p text:style-name="P2">CHANNELS</text:p>
      <text:p text:style-name="P1">NOZZLE_CT_CURRENT</text:p>
      <text:p text:style-name="P1">TABLE_CF_CURRENT</text:p>
      <text:p text:style-name="P1">STRIPPER_CURREN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08:42:30.866757188</meta:creation-date>
    <dc:date>2022-10-13T08:45:46.093646305</dc:date>
    <meta:editing-duration>PT3M14S</meta:editing-duration>
    <meta:editing-cycles>4</meta:editing-cycles>
    <meta:generator>LibreOffice/7.2.5.2$Linux_X86_64 LibreOffice_project/20$Build-2</meta:generator>
    <meta:document-statistic meta:table-count="0" meta:image-count="0" meta:object-count="0" meta:page-count="1" meta:paragraph-count="9" meta:word-count="9" meta:character-count="117" meta:non-whitespace-character-count="117"/>
  </office:meta>
</office:document-meta>
</file>